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copeMetadataResolver.MyScopeMetadata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AnnotationIntegrationTests.withScopedProxyThroughReg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ScanAnnotationIntegrationTests.withBasePackagesAndValue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canAnnotationIntegrationTests.withAwareTyp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ScanAnnotationIntegrationTests.withScop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nentScanAnnotationIntegrationTests.withCustomTyp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canAnnotationIntegrationTests.withMultipleAnnotationIncludeFilter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BeanNameGenerator.generateBeanName( BeanDefinition definition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areTypeFilter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AnnotationIntegrationTests.withMultipleAnnotationIncludeFilter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ScanAnnotationIntegrationTests.viaContextRegistration_FromPackageOf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nentScanAnnotationIntegrationTests.control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ScanWithCustomTypeFilter.customAutowire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ScanAnnotationIntegrationTests.viaBean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wareTypeFilter.match( MetadataReader metadataReader , MetadataReaderFactory metadataRea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ScanWithCustomTypeFilter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areTypeFilter.setResourceLoa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areTypeFilter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Annotated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AnnotationIntegrationTests.viaContextRegistration_With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nentScanAnnotationIntegrationTests.viaContext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nentScanAnnotationIntegrationTests.viaContextRegistration_With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nentScanAnnotationIntegrationTests.withCustomBeanNam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ScanAnnotationIntegrationTests.withScop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wareTypeFilt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AnnotationIntegrationTests.withScopedProxyThroughAspectJ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ScanAnnotatedConfig_WithValueAttribute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AnnotationIntegrationTests.multiComponent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